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e0d1ca" style:parent-style-name="Graphics">
      <style:graphic-properties style:horizontal-pos="from-left" style:horizontal-rel="paragraph" style:vertical-pos="from-top" style:vertical-rel="paragraph" style:wrap="none" style:wrap-contour="false" svg:x="48.52mm" svg:y="4.66mm"/>
    </style:style>
  </office:automatic-styles>
  <office:body>
    <office:text>
      <text:p text:style-name="Standard">G<draw:frame draw:style-name="ae0d1ca" svg:height="92.36mm" svg:width="60.5mm" svg:x="48.52mm" svg:y="4.66mm" text:anchor-type="paragraph"><draw:image xlink:actuate="onLoad" xlink:href="Pictures/100000000000010600000190DB098F2F.png" xlink:show="embed" xlink:type="simple"/><draw:text-box/></draw:frame>IT need<text:s/><text:s/>some<text:s/><text:a xlink:href="http://www.heise.de/"><text:span text:style-name="Internet_20_link">Hyperlink</text:span></text:a>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Lucida Sans1" svg:font-family="'Lucida San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font-size="12.0pt" fo:language="en" style:font-name="Times New Roman" style:font-name-asian="SimSun" style:font-name-complex="Lucida Sans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SimSun" style:font-name-complex="Lucida Sans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 Sans1"/>
    </style:style>
    <style:style style:family="paragraph" style:name="Index" style:parent-style-name="Standard">
      <style:text-properties style:font-name-complex="Lucida Sans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text-properties fo:font-size="12.0pt" fo:language="en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  <office:master-styles>
    <style:master-page style:name="Standard">
      <style:header>
        <text:p text:style-name="Header">HELLO HEADER!</text:p>
      </style:header>
      <style:footer>
        <text:p text:style-name="Footer">HELLLO FOOTER!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1S</meta:editing-duration>
  </office:meta>
</office:document-meta>
</file>